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dugi" svg:font-family="Gadug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104in solid #EEECE8" fo:border-right="none" fo:padding-top="0in" fo:padding-left="0in" fo:padding-bottom="0.1388in" fo:padding-right="0in" style:shadow="none" fo:margin-bottom="0.1333in" fo:line-height="100%" fo:background-color="#FFFFFF"/>
      <style:text-properties style:font-name="Gadugi" style:font-name-asian="Times New Roman" style:font-name-complex="Arial" fo:font-weight="bold" style:font-weight-asian="bold" style:font-weight-complex="bold" fo:color="#ED7D31" style:letter-kerning="true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3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4" style:parent-style-name="Normal" style:family="paragraph">
      <style:paragraph-properties fo:margin-bottom="0.3in" fo:line-height="100%" fo:background-color="#FFFFFF"/>
    </style:style>
    <style:style style:name="T5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7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T8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T9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P10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11" style:parent-style-name="Normal" style:family="paragraph">
      <style:paragraph-properties fo:margin-bottom="0.3in" fo:line-height="100%" fo:background-color="#FFFFFF"/>
    </style:style>
    <style:style style:name="T12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13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14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T15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T16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T17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P18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19" style:parent-style-name="Normal" style:family="paragraph">
      <style:paragraph-properties fo:margin-bottom="0.3in" fo:line-height="100%" fo:background-color="#FFFFFF"/>
    </style:style>
    <style:style style:name="T20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21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22" style:parent-style-name="Policepardéfaut" style:family="text">
      <style:text-properties style:font-name="Gadugi" style:font-name-asian="Times New Roman" fo:font-weight="bold" style:font-weight-asian="bold" style:font-weight-complex="bold" fo:font-style="italic" style:font-style-asian="italic" style:font-style-complex="italic" fo:color="#192930" fo:font-size="18pt" style:font-size-asian="18pt" style:font-size-complex="18pt" style:language-asian="fr" style:country-asian="FR"/>
    </style:style>
    <style:style style:name="P23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4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5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6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7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8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29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30" style:parent-style-name="Normal" style:family="paragraph">
      <style:paragraph-properties fo:margin-bottom="0.3in" fo:line-height="100%" fo:background-color="#FFFFFF"/>
    </style:style>
    <style:style style:name="T31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2" style:parent-style-name="Policepardéfaut" style:family="text">
      <style:text-properties style:font-name="Gadugi" style:font-name-asian="Times New Roman" fo:font-weight="bold" style:font-weight-asian="bold" style:font-weight-complex="bold" fo:color="#ED7D31" fo:font-size="18pt" style:font-size-asian="18pt" style:font-size-complex="18pt" style:language-asian="fr" style:country-asian="FR"/>
    </style:style>
    <style:style style:name="T33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4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5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6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7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8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39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0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1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2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3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4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5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6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47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48" style:parent-style-name="Normal" style:family="paragraph">
      <style:paragraph-properties fo:margin-bottom="0in" fo:line-height="100%" fo:background-color="#FFFFFF"/>
    </style:style>
    <style:style style:name="T49" style:parent-style-name="Policepardéfaut" style:family="text">
      <style:text-properties style:font-name="Gadugi" style:font-name-asian="Times New Roman" style:font-name-complex="Arial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50" style:parent-style-name="Normal" style:family="paragraph">
      <style:paragraph-properties fo:text-align="end" fo:margin-bottom="0in" style:line-height-at-least="0.1041in" fo:background-color="#FFFFFF"/>
    </style:style>
    <style:style style:name="T51" style:parent-style-name="Policepardéfaut" style:family="text">
      <style:text-properties style:font-name="Gadugi" style:font-name-asian="Times New Roman" fo:font-weight="bold" style:font-weight-asian="bold" style:font-weight-complex="bold" fo:text-transform="uppercase" fo:color="#ED7D31" fo:letter-spacing="0.0034in" fo:font-size="18pt" style:font-size-asian="18pt" style:font-size-complex="18pt" style:language-asian="fr" style:country-asian="FR"/>
    </style:style>
    <style:style style:name="P52" style:parent-style-name="Normal" style:family="paragraph">
      <style:paragraph-properties fo:margin-bottom="0.3in" fo:line-height="100%" fo:background-color="#FFFFFF"/>
    </style:style>
    <style:style style:name="T53" style:parent-style-name="Policepardéfaut" style:family="text">
      <style:text-properties style:font-name="Gadugi" style:font-name-asian="Times New Roman" fo:font-weight="bold" style:font-weight-asian="bold" style:font-weight-complex="bold" fo:color="#ED7D31" fo:font-size="18pt" style:font-size-asian="18pt" style:font-size-complex="18pt" style:language-asian="fr" style:country-asian="FR"/>
    </style:style>
    <style:style style:name="T54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55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56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57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58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59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60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61" style:parent-style-name="Normal" style:family="paragraph">
      <style:paragraph-properties fo:margin-bottom="0.3in" fo:line-height="100%" fo:background-color="#FFFFFF"/>
    </style:style>
    <style:style style:name="T62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3" style:parent-style-name="Policepardéfaut" style:family="text">
      <style:text-properties style:font-name="Gadugi" style:font-name-asian="Times New Roman" fo:font-weight="bold" style:font-weight-asian="bold" style:font-weight-complex="bold" fo:color="#ED7D31" fo:font-size="18pt" style:font-size-asian="18pt" style:font-size-complex="18pt" style:language-asian="fr" style:country-asian="FR"/>
    </style:style>
    <style:style style:name="T64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5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6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7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8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T69" style:parent-style-name="Policepardéfaut" style:family="text"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0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1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2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3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4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5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6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7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8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79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  <style:style style:name="P80" style:parent-style-name="Normal" style:family="paragraph">
      <style:paragraph-properties fo:margin-bottom="0.3in" fo:line-height="100%" fo:background-color="#FFFFFF"/>
      <style:text-properties style:font-name="Gadugi" style:font-name-asian="Times New Roman" fo:font-weight="bold" style:font-weight-asian="bold" style:font-weight-complex="bold" fo:color="#192930" fo:font-size="18pt" style:font-size-asian="18pt" style:font-size-complex="18pt" style:language-asian="fr" style:country-asian="FR"/>
    </style:style>
  </office:automatic-styles>
  <office:body>
    <office:text text:use-soft-page-breaks="true">
      <text:h text:style-name="P1" text:outline-level="1">Modalisation ou les modalités appréciatives</text:h>
      <text:p text:style-name="P2">La modalisation</text:p>
      <text:p text:style-name="P3">Moyens linguistiques de la modalisation</text:p>
      <text:p text:style-name="P4"><text:span text:style-name="T5"><text:line-break/></text:span><text:span text:style-name="T6">1)<text:s/></text:span><text:span text:style-name="T7">Termes exprimant un sentiment (verbes, adjectifs,</text:span><text:span text:style-name="T8"><text:line-break/></text:span><text:span text:style-name="T9">adverbes, noms, expressions, interjections…)</text:span></text:p>
      <text:p text:style-name="P10"><text:line-break/>– C’est un beau tableau.<text:line-break/>– Quel<text:s/>bonheur de te voir!<text:line-break/>– Je déteste le mensonge.<text:line-break/>– La maman embrasse son enfant tendrement.<text:line-break/>– Il avait le cœur gros= il est triste (expression)<text:line-break/>– Bravo ! (interjection exprimant l’admiration)<text:line-break/>– Hélas ! (interjection exprimant le regret)</text:p>
      <text:p text:style-name="P11"><text:span text:style-name="T12"><text:line-break/></text:span><text:span text:style-name="T13">2)<text:s/></text:span><text:span text:style-name="T14">Termes exprimant u</text:span><text:span text:style-name="T15">ne opinion (verbes d’opinion:</text:span><text:span text:style-name="T16"><text:line-break/></text:span><text:span text:style-name="T17">penser, croire, estimer, trouver, à mon avis…)</text:span></text:p>
      <text:p text:style-name="P18"><text:line-break/>– Je pense que tu as tort.<text:line-break/>…crois<text:line-break/>…trouve</text:p>
      <text:p text:style-name="P19"><text:span text:style-name="T20"><text:line-break/></text:span><text:span text:style-name="T21">3)<text:s/></text:span><text:span text:style-name="T22">Modalités appréciatives</text:span></text:p>
      <text:p text:style-name="P23"><text:line-break/>a) Appréciation positive (Vocabulaire appréciatif exprimant un jugement valorisant ou favorable):</text:p>
      <text:p text:style-name="P24"><text:line-break/>Ex: bon/beau;</text:p>
      <text:p text:style-name="P25">-- je suis content que…<text:line-break/>– Cette voiture est formidable.<text:line-break/>– J’aime beaucoup ce film.</text:p>
      <text:p text:style-name="P26">b) Appréciation négative (Vocabulaire dépréciatif exprimant un jugement dévalorisant ou défavorable):<text:line-break/>Ex: mauvais/laid; je regrette…<text:line-break/>– J’ai trouvé ce livre ennuyeux.<text:line-break/>–<text:s/>Nous condamnons cette conduite.<text:line-break/>4) Verbes modaux (devoir, pouvoir, vouloir, falloir, sembler, paraître…)<text:line-break/>– Le coupable doit être jugé et condamné. (obligation)<text:line-break/>– Cet homme doit avoir quarante ans. (probabilité)<text:line-break/>– Tu peux résoudre ce problème sans aucune difficulté.<text:line-break/>– Il semble sûr de lui.<text:line-break/>5) La certitude, l’incertitude (ou le doute), la possibilité…<text:line-break/>– Je suis sûr que nous vaincrons.<text:line-break/>– Nous ne sommes pas certains que (doutons) cette affaire puisse aboutir.<text:line-break/>– Il est possible (il se peut) qu’il pleuve.<text:line-break/>6) Phrases de type exclamatif, interrogatif ou impératif<text:line-break/>– Tu me prends pour un imbécile ?<text:line-break/>– Qu’est-ce qu’il mange, ton ami !<text:line-break/>– Agissez au lieu de vous plaindre.<text:line-break/>Autres modalisateurs:<text:line-break/>a) Adjectifs (certain, probable, possible, bon, effrayant…)<text:line-break/>– C’est certain qu’il viendra.<text:line-break/>– Il est douteux qu’il réussisse.<text:line-break/>– Ce gâteau est bon.<text:line-break/>– C’est une arme effrayante.</text:p>
      <text:p text:style-name="P27"><text:line-break/>b) Adverbes et locutions adverbiales (peut-être, certainement, probablement, heureusement, sans doute, certes, selon, d’après…)</text:p>
      <text:p text:style-name="P28"><text:line-break/>– L’incendie est sans<text:s/>doute d’origine criminelle.<text:line-break/>– Il est peut-être malade.<text:line-break/>– Il réussira certainement.<text:line-break/>– Selon (d’après) lui, ce tableau est un chef d’œuvre.<text:line-break/>c) Temps et modes verbaux (conditionnel, subjonctif, futur)<text:line-break/>– L’accident aurait été causé par la vitesse. (doute)<text:line-break/>– Paul ne pense pas qu’il réussisse.<text:line-break/>– Tu me retrouveras ici demain.<text:line-break/>d) Des figures de style (comparaison, métaphore, antiphrase, litote…)<text:line-break/>– Ce n’est pas malin ce que tu as fait= c’est stupide (litote)<text:line-break/>– Il est maigre comme un clou. (comparaison)<text:line-break/>– C’est du beau travail çà= c’est du mauvais travail (antiphrase)<text:line-break/>Je retiens<text:line-break/>– La modalisation est l’ensemble des moyens d’expression par lesquels l’énonciateur (le locuteur) nuance et précise sa relation avec ce qu’il dit.<text:line-break/>Le locuteur présente un fait comme certain, probable, possible…<text:line-break/>Les modalités appréciatives expriment un jugement.<text:line-break/>Elles recouvrent les champs de l’appréciation positive<text:line-break/>et de l’appréciation négative (ou dépréciation):<text:line-break/>Celles-ci peuvent s’exprimer à travers:<text:line-break/>• des termes péjoratifs et mélioratifs (bon/mauvais…)<text:line-break/>• des suffixes (chauffard, jaunasse…)<text:line-break/>– Les modalisateurs sont les mots et les procédés grammaticaux qui traduisent l’attitude d’un locuteur par rapport à son énoncé.<text:line-break/>——————————————————————————————————<text:line-break/></text:p>
      <text:p text:style-name="P29">Exercices</text:p>
      <text:p text:style-name="P30"><text:span text:style-name="T31"><text:line-break/></text:span><text:span text:style-name="T32">a)<text:s/></text:span><text:span text:style-name="T33">Relève dans les phrases sui</text:span><text:span text:style-name="T34">vantes les sentiments qui y sont exprimés en précisant leur nature.</text:span><text:span text:style-name="T35"><text:line-break/></text:span><text:span text:style-name="T36">– Je suis indigné par son comportement; il est scandaleux.</text:span><text:span text:style-name="T37"><text:line-break/></text:span><text:span text:style-name="T38">– Elle est déçue d’avoir tout raté.</text:span><text:span text:style-name="T39"><text:line-break/></text:span><text:span text:style-name="T40">– Nous sommes tous fiers de ton exploit.</text:span><text:span text:style-name="T41"><text:line-break/></text:span><text:span text:style-name="T42">– En apprenant cette bonne nouvelle, il a sauté de j</text:span><text:span text:style-name="T43">oie.</text:span><text:span text:style-name="T44"><text:line-break/></text:span><text:span text:style-name="T45">– Ah! C’est formidable!</text:span><text:span text:style-name="T46"><text:line-break/></text:span><text:span text:style-name="T47">– ah, bon! Il a dit ça!</text:span></text:p>
      <text:p text:style-name="P48"><text:span text:style-name="T49">Publicités</text:span></text:p>
      <text:p text:style-name="P50"><text:span text:style-name="T51">REPORT THIS AD</text:span></text:p>
      <text:p text:style-name="P52"><text:span text:style-name="T53">b)<text:s/></text:span><text:span text:style-name="T54">Pour chaque énoncé, dis sur quoi porte le jugement, s’il est favorable, et quel est le moyen utilisé pour l’exprimer.</text:span><text:span text:style-name="T55"><text:line-break/></text:span><text:span text:style-name="T56">– Cette maison est vieille et mal aérée.</text:span><text:span text:style-name="T57"><text:line-break/></text:span><text:span text:style-name="T58">– La marche est</text:span><text:span text:style-name="T59"><text:s/>un sport parfait.</text:span></text:p>
      <text:p text:style-name="P60"><text:line-break/>c) Remplace les expressions soulignées par des verbes d’opinion.<text:line-break/>– A mon avis, le cas de cet enfant n’est pas grave.<text:line-break/>– Selon les spécialistes, la terre se réchauffe.</text:p>
      <text:p text:style-name="P61"><text:span text:style-name="T62"><text:line-break/></text:span><text:span text:style-name="T63">d)<text:s/></text:span><text:span text:style-name="T64">Dis si l’énoncé exprime la certitude ou la probabilité, et repère<text:s/></text:span><text:span text:style-name="T65">le moyen employé pour l’exprimer.</text:span><text:span text:style-name="T66"><text:line-break/></text:span><text:span text:style-name="T67">– Il cherche partout: il a probablement oublié ses clés.</text:span><text:span text:style-name="T68"><text:line-break/></text:span><text:span text:style-name="T69">– Je suis certain que nous vaincrons.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dugi" svg:font-family="Gadug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ata-controls__complain-btn" style:display-name="ata-controls__complain-btn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3-02-05T08:54:00Z</meta:creation-date>
    <dc:date>2023-02-06T17:07:00Z</dc:date>
    <meta:template xlink:href="Normal" xlink:type="simple"/>
    <meta:editing-cycles>4</meta:editing-cycles>
    <meta:editing-duration>PT900S</meta:editing-duration>
    <meta:document-statistic meta:page-count="1" meta:paragraph-count="8" meta:word-count="646" meta:character-count="4197" meta:row-count="29" meta:non-whitespace-character-count="3559"/>
  </office:meta>
</office:document-meta>
</file>